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d411"/>
    </style:style>
    <style:style style:name="P2" style:family="paragraph" style:parent-style-name="Standard">
      <style:text-properties style:font-name="Times New Roman" officeooo:rsid="0024f7a1" officeooo:paragraph-rsid="0024f7a1"/>
    </style:style>
    <style:style style:name="P3" style:family="paragraph" style:parent-style-name="Standard">
      <style:text-properties style:font-name="Times New Roman" officeooo:paragraph-rsid="00267cbc"/>
    </style:style>
    <style:style style:name="P4" style:family="paragraph" style:parent-style-name="Standard">
      <style:text-properties style:font-name="Times New Roman" officeooo:rsid="0024f7a1" officeooo:paragraph-rsid="00272ded"/>
    </style:style>
    <style:style style:name="P5" style:family="paragraph" style:parent-style-name="Standard">
      <style:text-properties officeooo:paragraph-rsid="00291918"/>
    </style:style>
    <style:style style:name="P6" style:family="paragraph" style:parent-style-name="Standard">
      <style:text-properties officeooo:paragraph-rsid="0029b561"/>
    </style:style>
    <style:style style:name="P7" style:family="paragraph" style:parent-style-name="Standard">
      <style:text-properties officeooo:paragraph-rsid="002aeac2"/>
    </style:style>
    <style:style style:name="T1" style:family="text">
      <style:text-properties officeooo:rsid="001bd411"/>
    </style:style>
    <style:style style:name="T2" style:family="text">
      <style:text-properties officeooo:rsid="001d5640"/>
    </style:style>
    <style:style style:name="T3" style:family="text">
      <style:text-properties officeooo:rsid="001d56bd"/>
    </style:style>
    <style:style style:name="T4" style:family="text">
      <style:text-properties officeooo:rsid="001e6ab7"/>
    </style:style>
    <style:style style:name="T5" style:family="text">
      <style:text-properties officeooo:rsid="001e6e99"/>
    </style:style>
    <style:style style:name="T6" style:family="text">
      <style:text-properties officeooo:rsid="0020efe6"/>
    </style:style>
    <style:style style:name="T7" style:family="text">
      <style:text-properties officeooo:rsid="0021a968"/>
    </style:style>
    <style:style style:name="T8" style:family="text">
      <style:text-properties officeooo:rsid="00232abc"/>
    </style:style>
    <style:style style:name="T9" style:family="text">
      <style:text-properties officeooo:rsid="00267cbc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officeooo:rsid="0024f7a1"/>
    </style:style>
    <style:style style:name="T12" style:family="text">
      <style:text-properties style:font-name="Times New Roman" officeooo:rsid="00272ded"/>
    </style:style>
    <style:style style:name="T13" style:family="text">
      <style:text-properties style:font-name="Times New Roman" officeooo:rsid="00291918"/>
    </style:style>
    <style:style style:name="T14" style:family="text">
      <style:text-properties style:font-name="Times New Roman" officeooo:rsid="001d5640"/>
    </style:style>
    <style:style style:name="T15" style:family="text">
      <style:text-properties style:font-name="Times New Roman" officeooo:rsid="00267cbc"/>
    </style:style>
    <style:style style:name="T16" style:family="text">
      <style:text-properties style:font-name="Times New Roman" fo:font-size="12pt" officeooo:rsid="00291918"/>
    </style:style>
    <style:style style:name="T17" style:family="text">
      <style:text-properties style:font-name="Times New Roman" officeooo:rsid="0029b561"/>
    </style:style>
    <style:style style:name="T18" style:family="text">
      <style:text-properties style:font-name="Times New Roman" officeooo:rsid="002aeac2"/>
    </style:style>
    <style:style style:name="T19" style:family="text">
      <style:text-properties style:font-name="Times New Roman" officeooo:rsid="002b02f5"/>
    </style:style>
    <style:style style:name="T20" style:family="text">
      <style:text-properties officeooo:rsid="002b02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bstract)</text:p>
      <text:p text:style-name="P3"><text:span text:style-name="T1">Smartwatches werden immer beliebter und sind im Alltag </text:span><text:span text:style-name="T9">häufig </text:span><text:span text:style-name="T1">anzutreffen. Sie erfüllen Aufgaben die für normale Uhren undenkbar sind </text:span><text:span text:style-name="T7">und dienen gewisser</text:span><text:span text:style-name="T9">maßen</text:span><text:span text:style-name="T7"> als Erweiterung des Smartphones</text:span><text:span text:style-name="T1">. </text:span><text:span text:style-name="T2">Smartwatches verfügen über eine Vielzahl von unterschiedlichen Sensoren, darunter auch Magnetometer. Magnetometer dienen hauptsächlich dazu die magnetische Flussdichte von Magnetfeldern zu messen, </text:span><text:span text:style-name="T9">ermöglichen jedoch auch oft </text:span><text:span text:style-name="T2">deren Richtung zu erfassen. Magnetometer können als Metaldetektoren verwendet werdet </text:span><text:span text:style-name="T8">oder um den Magnetismus weiter zu erforschen</text:span><text:span text:style-name="T2">. Speziell in Smartwatches </text:span><text:span text:style-name="T3">erfüllen Magnetometer mehrere Zwecke. Sie können unter anderem als drei-dimensionaler Kompass fungieren </text:span><text:span text:style-name="T4">und so, in Kombination mit GPS, zur Ortung des Gerätes beitragen. </text:span><text:span text:style-name="T5">Das Ziel dieses Papers ist, </text:span><text:span text:style-name="T6">unter Betrachtung der neuesten Studien, </text:span><text:span text:style-name="T5">die Verwendung von Magnetometern in Smartwatches näher zu beleuchten.</text:span></text:p>
      <text:p text:style-name="P1"/>
      <text:p text:style-name="P5"><text:span text:style-name="T11">Introduction)</text:span></text:p>
      <text:p text:style-name="P5"><text:span text:style-name="T13">Smartwatches gewinnen im Alltag immer mehr an Bedeutung, sie dienen gewissermaßen als Erweiterung des Smartphones. Sie </text:span><text:span text:style-name="T14">verfügen über eine Vielzahl von unterschiedlichen Sensoren, <text:s/>darunter auch Magnetometer. Magnetometer dienen hauptsächlich dazu die magnetische Flussdichte von Magnetfeldern zu messen, </text:span><text:span text:style-name="T15">ermöglichen jedoch auch oft </text:span><text:span text:style-name="T14">deren Richtung zu erfassen.</text:span></text:p>
      <text:p text:style-name="P6"><text:span text:style-name="T11"><text:line-break/></text:span><text:span text:style-name="T12">Smartwatches können bauartbedingt nur über kleine runde </text:span><text:span text:style-name="T13">o</text:span><text:span text:style-name="T12">der rechteckige Bildschirme verfügen. Um die nonverbalen Eingabemöglichkeiten </text:span><text:span text:style-name="T17">(Tasten, Touchscreen)</text:span><text:span text:style-name="T12"> zu erweitern kann eine Fingerabdruckerkennung hilfreich sein. Mithilfe dieser Fingerabdruckerkennung ist es möglich bestimmte Aufgaben einzelnen Fingern zuzuordnen, </text:span><text:span text:style-name="T13">wie in der Arbeit von </text:span><text:span text:style-name="T16">Keunwoo Park und Geehyuk Lee [1] beschrieben</text:span><text:span text:style-name="T12">. </text:span></text:p>
      <text:p text:style-name="P6"><text:span text:style-name="T12"/></text:p>
      <text:p text:style-name="P6"><text:span text:style-name="T17">In der Arbeit von Gabriel Reyes, et al. [2] , wird eine Vorgehensweise beschrieben die, die Realisierung einer Gestenerkennung mithilfe von Magnetringen erlaubt. In der Arbeit von Hua Huang, et al [3] wird zur Fahrerüberwachung ebenfalls auf Magnetringe in Kombination mit Magnetbrillen </text:span><text:span text:style-name="T18">(Brillen ausgestattet mit einem Magnet an einer Seite des Brillengestells) </text:span><text:span text:style-name="T17">zurückgegriffen.</text:span></text:p>
      <text:p text:style-name="P6"><text:span text:style-name="T17"/></text:p>
      <text:p text:style-name="P7"><text:span text:style-name="T18">Die vorhergenannten Problemstellungen/Forschungen benötigen mindestens ein Magnetometer zur erfolgreichen Implementierung. Häufig werden diese Magnetometer auch durch Accelerometer und Gyroskope unterstützt, so </text:span><text:span text:style-name="T19">[4].</text:span></text:p>
      <text:p text:style-name="P5"><text:span text:style-name="T12"/></text:p>
      <text:p text:style-name="P4"><text:line-break/>Related Work)</text:p>
      <text:p text:style-name="P2"/>
      <text:p text:style-name="P2">Thema)</text:p>
      <text:p text:style-name="P1"/>
      <text:p text:style-name="P2">Resümee)</text:p>
      <text:p text:style-name="P2">Meiner Meinung nach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4:41:27.883559810</meta:creation-date>
    <dc:date>2021-11-30T14:18:49.589557228</dc:date>
    <meta:editing-duration>PT31M2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290" meta:character-count="2293" meta:non-whitespace-character-count="2009"/>
  </office:meta>
</office:document-meta>
</file>